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wiss" style:font-pitch="variable"/>
  </office:font-face-decls>
  <office:automatic-styles>
    <style:style style:name="co1" style:family="table-column">
      <style:table-column-properties fo:break-before="auto" style:column-width="1.974cm"/>
    </style:style>
    <style:style style:name="co2" style:family="table-column">
      <style:table-column-properties fo:break-before="auto" style:column-width="3.896cm"/>
    </style:style>
    <style:style style:name="co3" style:family="table-column">
      <style:table-column-properties fo:break-before="auto" style:column-width="3.861cm"/>
    </style:style>
    <style:style style:name="co4" style:family="table-column">
      <style:table-column-properties fo:break-before="auto" style:column-width="4.392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fo:border-left="none" fo:border-right="none" style:rotation-align="none" fo:border-top="3pt double #000000" style:border-line-width-top="0.035cm 0.035cm 0.035cm"/>
    </style:style>
    <style:style style:name="ce5" style:family="table-cell" style:parent-style-name="Default">
      <style:table-cell-properties style:diagonal-bl-tr="none" style:diagonal-tl-br="none" fo:border="none" style:rotation-align="none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none" fo:border-right="none" style:rotation-align="none" fo:border-top="3pt double #000000" style:border-line-width-top="0.035cm 0.035cm 0.035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#language</text:p>
          </table:table-cell>
          <table:table-cell office:value-type="string" calcext:value-type="string">
            <text:p>default</text:p>
          </table:table-cell>
          <table:table-cell table:style-name="ce2" office:value-type="string" calcext:value-type="string">
            <text:p>ja_jp</text:p>
          </table:table-cell>
          <table:table-cell/>
        </table:table-row>
        <table:table-row table:style-name="ro1">
          <table:table-cell table:style-name="ce1"/>
          <table:table-cell table:style-name="ce3" office:value-type="string" calcext:value-type="string">
            <text:p>caption</text:p>
          </table:table-cell>
          <table:table-cell table:style-name="ce3" office:value-type="string" calcext:value-type="string">
            <text:p>Ending</text:p>
          </table:table-cell>
          <table:table-cell table:style-name="ce1" office:value-type="string" calcext:value-type="string">
            <text:p>END</text:p>
          </table:table-cell>
          <table:table-cell table:style-name="ce1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formula="of:=&quot;note_&quot;&amp;[.A4]" office:value-type="string" office:string-value="note_1" calcext:value-type="string">
            <text:p>note_1</text:p>
          </table:table-cell>
          <table:table-cell table:style-name="ce8" office:value-type="string" calcext:value-type="string">
            <text:p>F,Iterum librum memoriam obviam ires.</text:p>
          </table:table-cell>
          <table:table-cell table:style-name="ce5" table:formula="of:=[.C4]" office:value-type="string" office:string-value="F,Iterum librum memoriam obviam ires." calcext:value-type="string">
            <text:p>F,Iterum librum memoriam obviam ires.</text:p>
          </table:table-cell>
          <table:table-cell table:style-name="ce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&quot;note_&quot;&amp;[.A5]" office:value-type="string" office:string-value="note_2" calcext:value-type="string">
            <text:p>note_2</text:p>
          </table:table-cell>
          <table:table-cell office:value-type="string" calcext:value-type="string">
            <text:p>E,Tibi nondum moriendi licentia est.</text:p>
          </table:table-cell>
          <table:table-cell table:formula="of:=[.C5]" office:value-type="string" office:string-value="E,Tibi nondum moriendi licentia est." calcext:value-type="string">
            <text:p>E,Tibi nondum moriendi licentia est.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&quot;note_&quot;&amp;[.A6]" office:value-type="string" office:string-value="note_10" calcext:value-type="string">
            <text:p>note_10</text:p>
          </table:table-cell>
          <table:table-cell office:value-type="string" calcext:value-type="string">
            <text:p>C,Parva flos adhuc in manu tua est.</text:p>
          </table:table-cell>
          <table:table-cell table:formula="of:=[.C6]" office:value-type="string" office:string-value="C,Parva flos adhuc in manu tua est." calcext:value-type="string">
            <text:p>C,Parva flos adhuc in manu tua est.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&quot;note_&quot;&amp;[.A7]" office:value-type="string" office:string-value="note_11" calcext:value-type="string">
            <text:p>note_11</text:p>
          </table:table-cell>
          <table:table-cell office:value-type="string" calcext:value-type="string">
            <text:p>C,Importantem rem desideras.</text:p>
          </table:table-cell>
          <table:table-cell table:formula="of:=[.C7]" office:value-type="string" office:string-value="C,Importantem rem desideras." calcext:value-type="string">
            <text:p>C,Importantem rem desideras.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&quot;note_&quot;&amp;[.A8]" office:value-type="string" office:string-value="note_20" calcext:value-type="string">
            <text:p>note_20</text:p>
          </table:table-cell>
          <table:table-cell office:value-type="string" calcext:value-type="string">
            <text:p>B,Veritas nondum revelata est.</text:p>
          </table:table-cell>
          <table:table-cell table:formula="of:=[.C8]" office:value-type="string" office:string-value="B,Veritas nondum revelata est." calcext:value-type="string">
            <text:p>B,Veritas nondum revelata est.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&quot;note_&quot;&amp;[.A9]" office:value-type="string" office:string-value="note_21" calcext:value-type="string">
            <text:p>note_21</text:p>
          </table:table-cell>
          <table:table-cell office:value-type="string" calcext:value-type="string">
            <text:p>B,Fortis esse debes ut carissimum tuum eripias.</text:p>
          </table:table-cell>
          <table:table-cell table:formula="of:=[.C9]" office:value-type="string" office:string-value="B,Fortis esse debes ut carissimum tuum eripias." calcext:value-type="string">
            <text:p>B,Fortis esse debes ut carissimum tuum eripias.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&quot;note_&quot;&amp;[.A10]" office:value-type="string" office:string-value="note_30" calcext:value-type="string">
            <text:p>note_30</text:p>
          </table:table-cell>
          <table:table-cell office:value-type="string" calcext:value-type="string">
            <text:p>D,Magis tui consortis curam habeas.</text:p>
          </table:table-cell>
          <table:table-cell table:formula="of:=[.C10]" office:value-type="string" office:string-value="D,Magis tui consortis curam habeas." calcext:value-type="string">
            <text:p>D,Magis tui consortis curam habeas.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&quot;note_&quot;&amp;[.A11]" office:value-type="string" office:string-value="note_31" calcext:value-type="string">
            <text:p>note_31</text:p>
          </table:table-cell>
          <table:table-cell table:style-name="Default" office:value-type="string" calcext:value-type="string">
            <text:p>D,Importantem rem desideras.</text:p>
          </table:table-cell>
          <table:table-cell table:formula="of:=[.C11]" office:value-type="string" office:string-value="D,Importantem rem desideras." calcext:value-type="string">
            <text:p>D,Importantem rem desideras.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&quot;note_&quot;&amp;[.A12]" office:value-type="string" office:string-value="note_40" calcext:value-type="string">
            <text:p>note_40</text:p>
          </table:table-cell>
          <table:table-cell table:style-name="Default" office:value-type="string" calcext:value-type="string">
            <text:p>A,Ea adhuc nunc te exspectat.</text:p>
          </table:table-cell>
          <table:table-cell table:formula="of:=[.C12]" office:value-type="string" office:string-value="A,Ea adhuc nunc te exspectat." calcext:value-type="string">
            <text:p>A,Ea adhuc nunc te exspectat.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US" style:font-name-asian="Lucida Sans Unicode" style:font-size-asian="10pt" style:language-asian="ja" style:country-asian="JP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13P0" style:volatile="true" number:language="ja" number:country="JP">
      <number:text>$</number:text>
      <number:number number:decimal-places="0" number:min-decimal-places="0" number:min-integer-digits="1" number:grouping="true"/>
      <number:text> </number:text>
    </number:number-style>
    <number:number-style style:name="N10113" number:language="ja" number:country="JP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113P0"/>
    </number:number-style>
    <number:date-style style:name="N10114" number:language="ja" number:country="JP">
      <number:year number:style="long"/>
      <number:text>/</number:text>
      <number:month/>
      <number:text>/</number:text>
      <number:day/>
    </number:date-style>
    <number:date-style style:name="N10115" number:language="ja" number:country="JP">
      <number:day/>
      <number:text>-</number:text>
      <number:month number:textual="true"/>
      <number:text>-</number:text>
      <number:year/>
    </number:date-style>
    <number:date-style style:name="N10116" number:language="ja" number:country="JP">
      <number:day/>
      <number:text>-</number:text>
      <number:month number:textual="true"/>
    </number:date-style>
    <number:date-style style:name="N10117" number:language="ja" number:country="JP">
      <number:month number:textual="true"/>
      <number:text>-</number:text>
      <number:year/>
    </number:date-style>
    <number:time-style style:name="N10118" number:language="ja" number:country="JP">
      <number:hours/>
      <number:text>:</number:text>
      <number:minutes number:style="long"/>
      <number:text> </number:text>
      <number:am-pm/>
    </number:time-style>
    <number:time-style style:name="N10119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0" number:language="ja" number:country="JP">
      <number:hours/>
      <number:text>:</number:text>
      <number:minutes number:style="long"/>
      <number:text>:</number:text>
      <number:seconds number:style="long"/>
    </number:time-style>
    <number:number-style style:name="N10121P0" style:volatile="true" number:language="ja" number:country="JP">
      <number:text>$</number:text>
      <number:number number:decimal-places="0" number:min-decimal-places="0" number:min-integer-digits="1" number:grouping="true"/>
      <number:text> </number:text>
    </number:number-style>
    <number:number-style style:name="N10121" number:language="ja" number:country="JP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121P0"/>
    </number:number-style>
    <number:number-style style:name="N10123P0" style:volatile="true" number:language="ja" number:country="JP">
      <number:text>$</number:text>
      <number:number number:decimal-places="2" number:min-decimal-places="2" number:min-integer-digits="1" number:grouping="true"/>
      <number:text> </number:text>
    </number:number-style>
    <number:number-style style:name="N10123" number:language="ja" number:country="JP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0123P0"/>
    </number:number-style>
    <number:number-style style:name="N10124P0" style:volatile="true" number:language="ja" number:country="JP">
      <number:text>$</number:text>
      <number:number number:decimal-places="2" number:min-decimal-places="2" number:min-integer-digits="1" number:grouping="true"/>
      <number:text> </number:text>
    </number:number-style>
    <number:number-style style:name="N10124" number:language="ja" number:country="JP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0124P0"/>
    </number:number-style>
    <number:date-style style:name="N10125" number:language="ja" number:country="JP">
      <number:month/>
      <number:text>/</number:text>
      <number:day/>
      <number:text>/</number:text>
      <number:year/>
    </number:date-style>
    <number:date-style style:name="N10126" number:language="ja" number:country="JP">
      <number:year number:style="long"/>
      <number:text>年</number:text>
      <number:month/>
      <number:text>月</number:text>
    </number:date-style>
    <number:number-style style:name="N10128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10128" number:language="ja" number:country="JP">
      <number:text>-¥</number:text>
      <number:number number:decimal-places="0" number:min-decimal-places="0" number:min-integer-digits="1" number:grouping="true"/>
      <style:map style:condition="value()&gt;=0" style:apply-style-name="N10128P0"/>
    </number:number-style>
    <number:number-style style:name="N10129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10129" number:language="ja" number:country="JP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0129P0"/>
    </number:number-style>
    <number:number-style style:name="N10131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10131" number:language="ja" number:country="JP">
      <number:text>-¥</number:text>
      <number:number number:decimal-places="2" number:min-decimal-places="2" number:min-integer-digits="1" number:grouping="true"/>
      <style:map style:condition="value()&gt;=0" style:apply-style-name="N10131P0"/>
    </number:number-style>
    <number:number-style style:name="N10132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10132" number:language="ja" number:country="JP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0132P0"/>
    </number:number-style>
    <style:style style:name="Default" style:family="table-cell">
      <style:table-cell-properties style:rotation-align="none"/>
      <style:text-properties style:font-name="ＭＳ Ｐゴシック" fo:font-family="'ＭＳ Ｐゴシック'" style:font-family-generic="swiss" style:font-pitch="variable" style:font-name-asian="ＭＳ Ｐゴシック" style:font-family-asian="'ＭＳ Ｐゴシック'" style:font-family-generic-asian="swiss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</office:styles>
  <office:automatic-styles>
    <style:page-layout style:name="Mpm1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Sheet1" style:display-name="PageStyle_Sheet1" style:page-layout-name="Mpm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/>
      <style:footer>
        <text:p><text:span text:style-name="MT1">ページ </text:span><text:span text:style-name="MT1"><text:page-number>1</text:page-number></text:span></text:p>
      </style:footer>
      <style:footer-left style:display="false">
        <text:p><text:span text:style-name="MT1">ページ </text:span><text:span text:style-name="MT1"><text:page-number>1</text:page-number></text:span></text:p>
      </style:footer-left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27T17:59:05.057000000</dc:date>
    <meta:editing-cycles>43</meta:editing-cycles>
    <meta:editing-duration>P24DT3H41M45S</meta:editing-duration>
    <meta:generator>LibreOffice/7.3.6.2$Windows_X86_64 LibreOffice_project/c28ca90fd6e1a19e189fc16c05f8f8924961e12e</meta:generator>
    <meta:document-statistic meta:table-count="1" meta:cell-count="42" meta:object-count="0"/>
  </office:meta>
</office:document-meta>
</file>